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E000001038E021CBF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24000000D8A19DD694.svm" manifest:media-type=""/>
  <manifest:file-entry manifest:full-path="Pictures/20000001000000FA000000D8AB97C17A.svm" manifest:media-type=""/>
  <manifest:file-entry manifest:full-path="Pictures/20000002000002DE000000C5F5E0B5FE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2.301cm" svg:height="3.301cm" svg:x="0.256cm" svg:y="0.655cm">
          <draw:image xlink:href="Pictures/20000002000002DE000000C5F5E0B5FE.eps" xlink:type="simple" xlink:show="embed" xlink:actuate="onLoad">
            <text:p/>
          </draw:image>
        </draw:frame>
        <draw:frame draw:style-name="gr2" draw:text-style-name="P2" draw:layer="layout" svg:width="0.869cm" svg:height="0.916cm" svg:x="7.219cm" svg:y="2.893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341cm" svg:y="2.89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299cm" svg:height="0.258cm" svg:x="6.891cm" svg:y="1.933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12.289cm" svg:y="1.404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446cm" svg:height="0.355cm" svg:x="9.406cm" svg:y="0.35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11.083cm" svg:y="0.35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04cm" svg:height="0.299cm" svg:x="8.117cm" svg:y="1.573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04cm" svg:height="0.31cm" svg:x="8.268cm" svg:y="2.623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04cm" svg:height="0.31cm" svg:x="9.723cm" svg:y="2.623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299cm" svg:height="0.258cm" svg:x="0.202cm" svg:y="1.669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5.543cm" svg:y="1.461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446cm" svg:height="0.355cm" svg:x="2.66cm" svg:y="0.41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4.337cm" svg:y="0.41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04cm" svg:height="0.299cm" svg:x="1.635cm" svg:y="2.629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04cm" svg:height="0.31cm" svg:x="1.39cm" svg:y="1.415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04cm" svg:height="0.31cm" svg:x="2.731cm" svg:y="1.415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99cm" svg:x="9.515cm" svg:y="1.567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304cm" svg:height="0.299cm" svg:x="3.091cm" svg:y="2.629cm">
          <draw:image xlink:href="Pictures/20000001000000FE000000FA28DF3A34.svm" xlink:type="simple" xlink:show="embed" xlink:actuate="onLoad">
            <text:p/>
          </draw:image>
        </draw:frame>
        <draw:frame draw:style-name="gr2" draw:text-style-name="P3" draw:layer="layout" svg:width="1.497cm" svg:height="0.848cm" svg:x="6.898cm" svg:y="0.305cm">
          <draw:text-box>
            <text:p text:style-name="P3"><text:span text:style-name="T2">پست گزار</text:span></text:p>
          </draw:text-box>
        </draw:frame>
        <draw:frame draw:style-name="gr2" draw:text-style-name="P3" draw:layer="layout" svg:width="1.332cm" svg:height="0.848cm" svg:x="0.379cm" svg:y="0.305cm">
          <draw:text-box>
            <text:p text:style-name="P3"><text:span text:style-name="T2">بلند گزا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2T17:08:05</meta:creation-date>
    <meta:editing-duration>PT5M41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8T17:50:44.350825210</dc:date>
    <meta:document-statistic meta:object-count="21"/>
    <meta:template xlink:type="simple" xlink:actuate="onRequest" xlink:title="kkkFigures" xlink:href="../../../../../.libreoffice/3/user/template/kkkFigures.otg" meta:date="2014-10-12T17:08:05"/>
  </office:meta>
</office:document-meta>
</file>